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joLifecycleAdaptor.get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LifecycleAdapto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LifecycleAdaptor.getPoj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LifecycleAdapto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joLifecycleAdaptor.PojoLifecycleAdaptor( Object pojo ,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joLifecycleAdaptor.setExtensionMBeanName( ObjectName extensionM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LifecycleAdaptor.init( Component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joLifecycleAdapto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joLifecycleAdaptor.shutDow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